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West Nile Viru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West Nile Viru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West Nile Viru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West Nile Viru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West Nile Viru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West Nile Viru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Zik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Zik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Zik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Zik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Zik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Zik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hikungunya Feve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hikungunya Fev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hikungunya Fev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Chikungunya Fev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Chikungunya Fev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Chikungunya Fev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Dengue Fev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engue Fe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engue Fev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engue Fev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Dengue Fe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Dengue Feve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Eastern Equine Encephalit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astern Equine Encephalit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astern Equine Encephalit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Eastern Equine Encephalit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astern Equine Encephaliti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astern Equine Encephalit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t. Louis Encephalit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t. Louis Encephalit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t. Louis Encephalit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t. Louis Encephalit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t. Louis Encephalit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t. Louis Encephalitis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1T10:40:56.817015649</meta:creation-date>
    <dc:date>2020-07-31T10:52:55.375234859</dc:date>
    <meta:editing-duration>PT38S</meta:editing-duration>
    <meta:editing-cycles>1</meta:editing-cycles>
    <meta:document-statistic meta:table-count="1" meta:cell-count="111" meta:object-count="0"/>
    <meta:generator>LibreOffice/6.0.7.3$Linux_X86_64 LibreOffice_project/00m0$Build-3</meta:generator>
  </office:meta>
</office:document-meta>
</file>